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Table1" style:family="table">
      <style:table-properties style:width="6.4688in" fo:margin-left="0.0139in" fo:margin-top="0in" fo:margin-bottom="0in" table:align="left" style:writing-mode="page"/>
    </style:style>
    <style:style style:name="Table1.A" style:family="table-column">
      <style:table-column-properties style:column-width="6.4688in"/>
    </style:style>
    <style:style style:name="Table1.1" style:family="table-row">
      <style:table-row-properties fo:keep-together="auto"/>
    </style:style>
    <style:style style:name="Table1.A1" style:family="table-cell">
      <style:table-cell-properties style:vertical-align="" fo:background-color="#2b2b2b" fo:padding="0.0694in" fo:border="1pt solid #000000">
        <style:background-image/>
      </style:table-cell-properties>
    </style:style>
    <style:style style:name="P1" style:family="paragraph" style:parent-style-name="Heading_20_1" style:master-page-name="Standard">
      <style:paragraph-properties style:page-number="1"/>
    </style:style>
    <style:style style:name="P2" style:family="paragraph" style:parent-style-name="Heading_20_2">
      <style:paragraph-properties fo:break-before="page"/>
    </style:style>
    <style:style style:name="P3" style:family="paragraph" style:parent-style-name="normal">
      <style:paragraph-properties fo:margin-left="0in" fo:margin-right="0in" fo:text-indent="0in" style:auto-text-indent="false"/>
    </style:style>
    <style:style style:name="P4" style:family="paragraph" style:parent-style-name="normal" style:list-style-name="WWNum2">
      <style:paragraph-properties fo:margin-left="0.5in" fo:margin-right="0in" fo:text-indent="-0.25in" style:auto-text-indent="false"/>
    </style:style>
    <style:style style:name="P5" style:family="paragraph" style:parent-style-name="normal" style:list-style-name="WWNum1">
      <style:paragraph-properties fo:margin-left="0.5in" fo:margin-right="0in" fo:text-indent="-0.25in" style:auto-text-indent="false"/>
    </style:style>
    <style:style style:name="P6" style:family="paragraph" style:parent-style-name="normal">
      <style:paragraph-properties fo:margin-left="0.5in" fo:margin-right="0in" fo:text-indent="0in" style:auto-text-indent="false"/>
    </style:style>
    <style:style style:name="P7" style:family="paragraph" style:parent-style-name="normal">
      <style:text-properties fo:font-size="9pt" style:font-size-asian="9pt" style:font-size-complex="9pt"/>
    </style:style>
    <style:style style:name="P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size="9pt" style:font-size-asian="9pt" style:font-size-complex="9pt"/>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color="#a9b7c6" loext:opacity="100%" style:font-name="Roboto Mono" fo:font-size="10pt" fo:background-color="#2b2b2b" style:font-name-asian="Roboto Mono1" style:font-size-asian="10pt" style:font-name-complex="Roboto Mono1" style:font-size-complex="10pt"/>
    </style:style>
    <style:style style:name="P11" style:family="paragraph" style:parent-style-name="normal">
      <style:paragraph-properties fo:text-align="end" style:justify-single-word="false"/>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weight="bold" style:font-weight-asian="bold"/>
    </style:style>
    <style:style style:name="T4" style:family="text">
      <style:text-properties fo:color="#0e101a" loext:opacity="100%"/>
    </style:style>
    <style:style style:name="T5" style:family="text">
      <style:text-properties fo:font-size="9pt" style:font-size-asian="9pt" style:font-size-complex="9pt"/>
    </style:style>
    <style:style style:name="T6" style:family="text">
      <style:text-properties fo:color="#808080" loext:opacity="100%" style:font-name="Roboto Mono" fo:font-size="10pt" fo:background-color="#2b2b2b" loext:char-shading-value="0" style:font-name-asian="Roboto Mono1" style:font-size-asian="10pt" style:font-name-complex="Roboto Mono1" style:font-size-complex="10pt"/>
    </style:style>
    <style:style style:name="T7" style:family="text">
      <style:text-properties fo:color="#cc7832" loext:opacity="100%" style:font-name="Roboto Mono" fo:font-size="10pt" fo:background-color="#2b2b2b" loext:char-shading-value="0" style:font-name-asian="Roboto Mono1" style:font-size-asian="10pt" style:font-name-complex="Roboto Mono1" style:font-size-complex="10pt"/>
    </style:style>
    <style:style style:name="T8" style:family="text">
      <style:text-properties fo:color="#a9b7c6" loext:opacity="100%" style:font-name="Roboto Mono" fo:font-size="10pt" fo:background-color="#2b2b2b" loext:char-shading-value="0" style:font-name-asian="Roboto Mono1" style:font-size-asian="10pt" style:font-name-complex="Roboto Mono1" style:font-size-complex="10pt"/>
    </style:style>
    <style:style style:name="T9" style:family="text">
      <style:text-properties fo:color="#ffc66d" loext:opacity="100%" style:font-name="Roboto Mono" fo:font-size="10pt" fo:background-color="#2b2b2b" loext:char-shading-value="0" style:font-name-asian="Roboto Mono1" style:font-size-asian="10pt" style:font-name-complex="Roboto Mono1" style:font-size-complex="10pt"/>
    </style:style>
    <style:style style:name="T10" style:family="text">
      <style:text-properties fo:color="#aa4926" loext:opacity="100%" style:font-name="Roboto Mono" fo:font-size="10pt" fo:background-color="#2b2b2b" loext:char-shading-value="0" style:font-name-asian="Roboto Mono1" style:font-size-asian="10pt" style:font-name-complex="Roboto Mono1" style:font-size-complex="10pt"/>
    </style:style>
    <style:style style:name="T11" style:family="text">
      <style:text-properties fo:color="#6a8759" loext:opacity="100%" style:font-name="Roboto Mono" fo:font-size="10pt" fo:background-color="#2b2b2b" loext:char-shading-value="0" style:font-name-asian="Roboto Mono1" style:font-size-asian="10pt" style:font-name-complex="Roboto Mono1" style:font-size-complex="10pt"/>
    </style:style>
    <style:style style:name="T12" style:family="text">
      <style:text-properties fo:color="#8888c6" loext:opacity="100%" style:font-name="Roboto Mono" fo:font-size="10pt" fo:background-color="#2b2b2b" loext:char-shading-value="0" style:font-name-asian="Roboto Mono1" style:font-size-asian="10pt" style:font-name-complex="Roboto Mono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m18u2yhjhcmt"/>Requirements Specification<text:span text:style-name="T1"/></text:p>
      <text:p text:style-name="Heading_20_2"><text:bookmark text:name="_761dj5p6io4w"/>Summary</text:p>
      <text:p text:style-name="P3">Signup and login functionality are a must in terms of what you need for this MVP. When a user logs into the system, their feed is the first page they will see. There they can see the tickets and reviews of all users they follow. They should also see their own tickets and reviews, as well as any reviews in response to their own tickets - even if they do not follow the reviewer. (The logic around combining querysets of different model types can be complicated. Check the appendix at the end of this specification for some guidance on how to do this.)</text:p>
      <text:p text:style-name="P3"/>
      <text:p text:style-name="P3">You can think of a ticket as a request for a review from a user. They post their ticket requesting a review for a book or literature article. Users who follow them can then submit their reviews in response to the ticket. Users should also be able to post reviews for books and articles that do not have a ticket yet.</text:p>
      <text:p text:style-name="P3"/>
      <text:p text:style-name="P3">Users will be able to follow other users and should also have the option to unfollow them. As this is just an MVP, keep this functionality fairly simple. You won’t need a search functionality or a Discover feed for new users. Keep it to a simple box where you enter the username of the user you wish to follow. You should also have a page that lists all the users the logged-in user follows with the option to unfollow.</text:p>
      <text:p text:style-name="P3"/>
      <text:p text:style-name="P3">You will also need another page from which users can review their own submissions. They should be able to see their posts and edit and delete them from this page.</text:p>
      <text:p text:style-name="P3"/>
      <text:p text:style-name="P3">Remember, this is an MVP, so try not to get too caught up on styling. Focus more on a clean and minimal UI. However, you <text:s/>should ensure things like date formats, styling, etc. are consistent across the site. Follow the layout of the wireframes provided, but don’t be afraid to add some personal touches if you wish, remember, clean and minimal.<text:span text:style-name="T2"/></text:p>
      <text:p text:style-name="normal"/>
      <text:p text:style-name="normal"><text:span text:style-name="T3">A user will need to:</text:span><text:span text:style-name="T3"/></text:p>
      <text:list xml:id="list1455593183" text:style-name="WWNum2">
        <text:list-item>
          <text:p text:style-name="P4">Log in and sign up - the site should not be accessible to a non-logged-in user.</text:p>
        </text:list-item>
        <text:list-item>
          <text:p text:style-name="P4">View a feed containing the latest tickets and reviews from users that they follow ordered by time with the latest first.</text:p>
        </text:list-item>
        <text:list-item>
          <text:p text:style-name="P4">Create new tickets requesting a review on a book/article.</text:p>
        </text:list-item>
        <text:list-item>
          <text:p text:style-name="P4">Create reviews as a response to tickets.</text:p>
        </text:list-item>
        <text:list-item>
          <text:p text:style-name="P4">Create reviews not in response to a ticket. <text:s/>As part of a one-step process, the user will create a ticket and then a review responding to their own ticket.</text:p>
        </text:list-item>
        <text:list-item>
          <text:p text:style-name="P4">Be able to view, edit, and delete their own tickets and reviews,</text:p>
        </text:list-item>
        <text:list-item>
          <text:p text:style-name="P4">Follow other users by entering their username,</text:p>
        </text:list-item>
        <text:list-item>
          <text:p text:style-name="P4"><text:span text:style-name="T4">View who they follow and unfollow whoever they want. </text:span><text:span text:style-name="T4"/></text:p>
        </text:list-item>
      </text:list>
      <text:p text:style-name="normal"/>
      <text:p text:style-name="normal"><text:span text:style-name="T3">A developer will need to:</text:span><text:span text:style-name="T3"/></text:p>
      <text:list xml:id="list215007343470020" text:continue-numbering="true" text:style-name="WWNum2">
        <text:list-item>
          <text:p text:style-name="P4">Create a local environment using venv and run the site based on the detailed documentation laid out in the README.md.</text:p>
        </text:list-item>
      </text:list>
      <text:p text:style-name="normal"><text:soft-page-break/></text:p>
      <text:p text:style-name="normal"><text:span text:style-name="T3">The site will need to:</text:span><text:span text:style-name="T3"/></text:p>
      <text:list xml:id="list1743259708" text:style-name="WWNum1">
        <text:list-item>
          <text:p text:style-name="P5">Have a UI matching those of the wireframes.</text:p>
        </text:list-item>
        <text:list-item>
          <text:p text:style-name="P5">Have a clean and minimal UI.</text:p>
        </text:list-item>
        <text:list-item>
          <text:p text:style-name="P5">Use server-side rendering <text:span text:style-name="T4">to display information from the database on the page dynamically. </text:span></text:p>
        </text:list-item>
      </text:list>
      <text:p text:style-name="normal"><text:tab/></text:p>
      <text:p text:style-name="normal"><text:span text:style-name="T3">The codebase will need to:</text:span><text:span text:style-name="T3"/></text:p>
      <text:list xml:id="list215007084974263" text:continue-numbering="true" text:style-name="WWNum1">
        <text:list-item>
          <text:p text:style-name="P5">Use the Django framework.</text:p>
        </text:list-item>
        <text:list-item>
          <text:p text:style-name="P5">Use the Django template language for server-side rendering.</text:p>
        </text:list-item>
        <text:list-item>
          <text:p text:style-name="P5">Use SQLite as a local development DB (your db.sqlite3 file should be included in the repository).</text:p>
        </text:list-item>
        <text:list-item>
          <text:p text:style-name="P5">Have a database design that matches the database schema. <text:s/>Have syntax that meets PEP8 guidelines. </text:p>
        </text:list-item>
      </text:list>
      <text:p text:style-name="P6"/>
      <text:p text:style-name="P6"/>
      <text:p text:style-name="Heading_20_2"><text:bookmark text:name="_kgvrj3fl8pjb"/></text:p>
      <text:p text:style-name="P2"><text:bookmark text:name="_e05niaxma785"/>Appendix</text:p>
      <text:p text:style-name="Heading_20_3"><text:bookmark text:name="_qv1cmhke84g8"/>Example for combining querysets of different models for the Feed</text:p>
      <text:p text:style-name="normal"/>
      <text:p text:style-name="P7"/>
      <table:table table:name="Table1" table:style-name="Table1">
        <table:table-column table:style-name="Table1.A"/>
        <table:table-row table:style-name="Table1.1">
          <table:table-cell table:style-name="Table1.A1" office:value-type="string">
            <text:p text:style-name="P9"><text:span text:style-name="T6"># in views.py</text:span><text:span text:style-name="T6"/></text:p>
            <text:p text:style-name="P9"><text:span text:style-name="T7">from </text:span><text:span text:style-name="T8">itertools </text:span><text:span text:style-name="T7">import </text:span><text:span text:style-name="T8">chain</text:span><text:span text:style-name="T8"/></text:p>
            <text:p text:style-name="P10"/>
            <text:p text:style-name="P9"><text:span text:style-name="T7">from </text:span><text:span text:style-name="T8">django.db.models </text:span><text:span text:style-name="T7">import </text:span><text:span text:style-name="T8">CharField</text:span><text:span text:style-name="T7">, </text:span><text:span text:style-name="T8">Value</text:span><text:span text:style-name="T8"/></text:p>
            <text:p text:style-name="P9"><text:span text:style-name="T7">from </text:span><text:span text:style-name="T8">django.shortcuts </text:span><text:span text:style-name="T7">import </text:span><text:span text:style-name="T8">render</text:span><text:span text:style-name="T8"/></text:p>
            <text:p text:style-name="P10"/>
            <text:p text:style-name="P10"/>
            <text:p text:style-name="P9"><text:span text:style-name="T7">def </text:span><text:span text:style-name="T9">feed</text:span><text:span text:style-name="T8">(request):</text:span><text:span text:style-name="T8"/></text:p>
            <text:p text:style-name="P9"><text:span text:style-name="T8"><text:s text:c="4"/>reviews = get_users_viewable_reviews(request.user) <text:s/></text:span><text:span text:style-name="T8"/></text:p>
            <text:p text:style-name="P9"><text:span text:style-name="T6"><text:s text:c="4"/># returns queryset of reviews</text:span><text:span text:style-name="T6"/></text:p>
            <text:p text:style-name="P9"><text:span text:style-name="T6"><text:s text:c="4"/></text:span><text:span text:style-name="T8">reviews = reviews.annotate(</text:span><text:span text:style-name="T10">content_type</text:span><text:span text:style-name="T8">=Value(</text:span><text:span text:style-name="T11">'REVIEW'</text:span><text:span text:style-name="T7">, </text:span><text:span text:style-name="T8">CharField()))</text:span><text:span text:style-name="T8"/></text:p>
            <text:p text:style-name="P10"/>
            <text:p text:style-name="P9"><text:span text:style-name="T8"><text:s text:c="4"/>tickets = get_users_viewable_tickets(request.user) </text:span><text:span text:style-name="T8"/></text:p>
            <text:p text:style-name="P9"><text:span text:style-name="T8"><text:s text:c="4"/></text:span><text:span text:style-name="T6"># returns queryset of tickets</text:span><text:span text:style-name="T6"/></text:p>
            <text:p text:style-name="P9"><text:span text:style-name="T6"><text:s text:c="4"/></text:span><text:span text:style-name="T8">tickets = tickets.annotate(</text:span><text:span text:style-name="T10">content_type</text:span><text:span text:style-name="T8">=Value(</text:span><text:span text:style-name="T11">'TICKET'</text:span><text:span text:style-name="T7">, </text:span><text:span text:style-name="T8">CharField()))</text:span><text:span text:style-name="T8"/></text:p>
            <text:p text:style-name="P10"/>
            <text:p text:style-name="P9"><text:span text:style-name="T8"><text:s text:c="4"/></text:span><text:span text:style-name="T6"># combine and sort the two types of posts</text:span><text:span text:style-name="T6"/></text:p>
            <text:p text:style-name="P9"><text:span text:style-name="T6"><text:s text:c="4"/></text:span><text:span text:style-name="T8">posts = </text:span><text:span text:style-name="T12">sorted</text:span><text:span text:style-name="T8">(</text:span><text:span text:style-name="T8"/></text:p>
            <text:p text:style-name="P9"><text:span text:style-name="T8"><text:s text:c="8"/>chain(reviews</text:span><text:span text:style-name="T7">, </text:span><text:span text:style-name="T8">tickets)</text:span><text:span text:style-name="T7">, </text:span><text:span text:style-name="T7"/></text:p>
            <text:p text:style-name="P9"><text:span text:style-name="T10"><text:s text:c="8"/>key</text:span><text:span text:style-name="T8">=</text:span><text:span text:style-name="T7">lambda </text:span><text:span text:style-name="T8">post: post.time_created</text:span><text:span text:style-name="T7">, </text:span><text:span text:style-name="T7"/></text:p>
            <text:p text:style-name="P9"><text:span text:style-name="T10"><text:s text:c="8"/>reverse</text:span><text:span text:style-name="T8">=</text:span><text:span text:style-name="T7">True</text:span><text:span text:style-name="T7"/></text:p>
            <text:p text:style-name="P9"><text:span text:style-name="T8"><text:s text:c="4"/>)</text:span><text:span text:style-name="T8"/></text:p>
            <text:p text:style-name="P9"><text:span text:style-name="T8"><text:s text:c="4"/></text:span><text:span text:style-name="T7">return </text:span><text:span text:style-name="T8">render(request</text:span><text:span text:style-name="T7">, </text:span><text:span text:style-name="T11">'feed.html'</text:span><text:span text:style-name="T7">, </text:span><text:span text:style-name="T10">context</text:span><text:span text:style-name="T8">={</text:span><text:span text:style-name="T11">'posts'</text:span><text:span text:style-name="T8">: posts})</text:span><text:span text:style-name="T8"/></text:p>
            <text:p text:style-name="P10"/>
            <text:p text:style-name="P10"/>
            <text:p text:style-name="P9"><text:span text:style-name="T6"># in feed.html</text:span><text:span text:style-name="T6"/></text:p>
            <text:p text:style-name="P9"><text:span text:style-name="T6"># Use the 'include' tag to reuse ticket and review elements between pages</text:span><text:span text:style-name="T6"/></text:p>
            <text:p text:style-name="P10"/>
            <text:p text:style-name="P9"><text:span text:style-name="T8">...</text:span><text:span text:style-name="T8"/></text:p>
            <text:p text:style-name="P10"/>
            <text:p text:style-name="P9"><text:span text:style-name="T8">{% </text:span><text:span text:style-name="T7">for </text:span><text:span text:style-name="T8">post </text:span><text:span text:style-name="T7">in </text:span><text:span text:style-name="T8">posts %}</text:span><text:span text:style-name="T8"/></text:p>
            <text:p text:style-name="P9"><text:span text:style-name="T8"><text:s text:c="4"/>{% </text:span><text:span text:style-name="T7">if </text:span><text:span text:style-name="T8">post.content_type == </text:span><text:span text:style-name="T11">'TICKET' </text:span><text:span text:style-name="T8">%}</text:span><text:span text:style-name="T8"/></text:p>
            <text:p text:style-name="P9"><text:span text:style-name="T8"><text:s text:c="8"/>{% include </text:span><text:span text:style-name="T11">'ticket_snippet.html' </text:span><text:span text:style-name="T8">%}</text:span><text:span text:style-name="T8"/></text:p>
            <text:p text:style-name="P9"><text:span text:style-name="T8"><text:s text:c="4"/>{% </text:span><text:span text:style-name="T7">elif </text:span><text:span text:style-name="T8">post.content_type == </text:span><text:span text:style-name="T11">'REVIEW' </text:span><text:span text:style-name="T8">%}</text:span><text:span text:style-name="T8"/></text:p>
            <text:p text:style-name="P9"><text:span text:style-name="T8"><text:s text:c="8"/>{% include </text:span><text:span text:style-name="T11">'review_snippet.html' </text:span><text:span text:style-name="T8">%}</text:span><text:span text:style-name="T8"/></text:p>
            <text:p text:style-name="P9"><text:span text:style-name="T8">{% endfor %}</text:span><text:span text:style-name="T8"/></text:p>
            <text:p text:style-name="P10"/>
            <text:p text:style-name="P9"><text:span text:style-name="T8">...</text:span><text:span text:style-name="T8"/></text:p>
            <text:p text:style-name="P8"/>
          </table:table-cell>
        </table:table-row>
      </table:table>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ITRevie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image-count="0" meta:object-count="0" meta:page-count="3" meta:paragraph-count="59" meta:word-count="698" meta:character-count="4182" meta:non-whitespace-character-count="3458"/>
    <meta:generator>LibreOffice/7.5.3.2$Linux_X86_64 LibreOffice_project/50$Build-2</meta:generator>
  </office:meta>
</office:document-meta>
</file>